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ailOnTimeoutTests.noExceptionThrownIfNoUserExceptionAndTimeoutDoesNotOc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ilOnTimeoutTests.userExceptionPropag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FailOnTimeoutTests.timeoutExceptionThrownIfNoUs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FailOnTimeoutTests.negativ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ilOnTimeoutTests.nullNex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